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style:text-underline-style="solid" style:text-underline-width="auto" style:text-underline-color="font-color" fo:font-weight="bold" officeooo:rsid="00067be9" officeooo:paragraph-rsid="00067b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67be9" officeooo:paragraph-rsid="00067be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082e5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df2f0" officeooo:paragraph-rsid="000df2f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6666ff" fo:font-size="14pt" style:text-underline-style="none" fo:font-weight="bold" officeooo:rsid="00067be9" officeooo:paragraph-rsid="00067b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6666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82e57" officeooo:paragraph-rsid="000a161b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officeooo:rsid="000beb3a" officeooo:paragraph-rsid="000beb3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officeooo:rsid="000ca362" officeooo:paragraph-rsid="000ca362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normal" officeooo:rsid="0012b19f" officeooo:paragraph-rsid="0012b19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122c28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a161b"/>
    </style:style>
    <style:style style:name="P19" style:family="paragraph" style:parent-style-name="Standard">
      <style:paragraph-properties fo:text-align="start" style:justify-single-word="false"/>
      <style:text-properties fo:color="#6666ff" fo:font-size="14pt" style:text-underline-style="none" fo:font-weight="bold" officeooo:rsid="000f452e" officeooo:paragraph-rsid="000f452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cc00" fo:font-size="12pt" style:text-underline-style="none" fo:font-weight="bold" officeooo:rsid="000f452e" officeooo:paragraph-rsid="000f452e" style:font-size-asian="10.5pt" style:font-weight-asian="bold" style:font-size-complex="12pt" style:font-weight-complex="bold"/>
    </style:style>
    <style:style style:name="T1" style:family="text">
      <style:text-properties fo:color="#000000" fo:font-size="12pt" style:text-underline-style="none" fo:font-weight="normal" officeooo:rsid="00082e5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bold" officeooo:rsid="00082e57" style:font-size-asian="10.5pt" style:font-weight-asian="bold" style:font-size-complex="12pt" style:font-weight-complex="bold"/>
    </style:style>
    <style:style style:name="T3" style:family="text">
      <style:text-properties officeooo:rsid="000c32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ncée du projet au fil des semaines</text:p>
      <text:p text:style-name="P1"/>
      <text:p text:style-name="P7">Semaine n°1</text:p>
      <text:p text:style-name="P2"/>
      <text:list xml:id="list7327201059405618900" text:style-name="L1">
        <text:list-item>
          <text:p text:style-name="P9">Etude du sujet</text:p>
        </text:list-item>
        <text:list-item>
          <text:p text:style-name="P9">Compréhension du sujet et de ce qu'on doit faire</text:p>
        </text:list-item>
        <text:list-item>
          <text:p text:style-name="P9">Diagramme « bête à cornes »</text:p>
        </text:list-item>
        <text:list-item>
          <text:p text:style-name="P9">Diagramme pieuvre</text:p>
        </text:list-item>
        <text:list-item>
          <text:p text:style-name="P9">Commencement du diagramme FAST</text:p>
          <text:list>
            <text:list-item>
              <text:p text:style-name="P9">Manque d'informations</text:p>
            </text:list-item>
            <text:list-item>
              <text:p text:style-name="P9">Envoi d'un mail à M. Saint Bauzel</text:p>
              <text:list>
                <text:list-item>
                  <text:p text:style-name="P10">La liste la plus complète possible des capteurs qui seront reliés aux FPGA</text:p>
                </text:list-item>
                <text:list-item>
                  <text:p text:style-name="P18">La liste la plus complète possible des actionneurs &amp; capteurs reliés aux IHM</text:p>
                </text:list-item>
                <text:list-item>
                  <text:p text:style-name="P18">Le détail des caractéristiques du FPGA développée par le client (dimension, mémoire, fréquence d'horloge, nombre de port série GPIO, et autres périphériques, datasheet complète ?)</text:p>
                </text:list-item>
                <text:list-item>
                  <text:p text:style-name="P18">L'avis sur la communication sans fils (proposition LiFi, WiFi, Bluetooth, Infrared, RFID…)</text:p>
                </text:list-item>
                <text:list-item>
                  <text:p text:style-name="P18">Les différentes propositions de date pour les salons sur l'énergie nucléaire</text:p>
                </text:list-item>
                <text:list-item>
                  <text:p text:style-name="P18">Une préférence sur le protocole de dialogue inter FPGA utilisé ? (I2C, CAN, serial..?)</text:p>
                </text:list-item>
                <text:list-item>
                  <text:p text:style-name="P18">Motivations d'une carte FPGA ?</text:p>
                </text:list-item>
              </text:list>
            </text:list-item>
            <text:list-item>
              <text:p text:style-name="P18"><text:span text:style-name="T1">A revoir avec lui en </text:span><text:span text:style-name="T2">semaine n°2</text:span></text:p>
            </text:list-item>
          </text:list>
        </text:list-item>
      </text:list>
      <text:p text:style-name="P3"/>
      <text:p text:style-name="P5">Avancée correcte</text:p>
      <text:p text:style-name="P3"/>
      <text:p text:style-name="P8">Semaine n°2</text:p>
      <text:p text:style-name="P8"/>
      <text:list xml:id="list7627137573113719704" text:style-name="L2">
        <text:list-item>
          <text:p text:style-name="P11">Mail revu avec M. Saint Bauzel</text:p>
        </text:list-item>
        <text:list-item>
          <text:p text:style-name="P11">Diagramme « bête à corne »</text:p>
        </text:list-item>
        <text:list-item>
          <text:p text:style-name="P11">Diagramme « pieuvre »</text:p>
        </text:list-item>
        <text:list-item>
          <text:p text:style-name="P11">Diagramme FAST</text:p>
        </text:list-item>
        <text:list-item>
          <text:p text:style-name="P11">Pas de réponses du client → <text:span text:style-name="T3">on utilisera des Leds, interrupteurs, …</text:span></text:p>
        </text:list-item>
        <text:list-item>
          <text:p text:style-name="P12">Revue du cahier de recette avec Mme Chotin-Avot</text:p>
          <text:list>
            <text:list-item>
              <text:p text:style-name="P13">Quelques choses à ajouter/modifier</text:p>
            </text:list-item>
          </text:list>
        </text:list-item>
      </text:list>
      <text:p text:style-name="P4"/>
      <text:p text:style-name="P6">Validation de l'analyse fonctionnelle</text:p>
      <text:p text:style-name="P6"/>
      <text:list xml:id="list4770864925382568719" text:style-name="L3">
        <text:list-item>
          <text:p text:style-name="P14">Commencement du CDCF</text:p>
        </text:list-item>
        <text:list-item>
          <text:p text:style-name="P16">Commencement de l'étude de coût</text:p>
        </text:list-item>
      </text:list>
      <text:p text:style-name="P15"/>
      <text:p text:style-name="P17">Avancée correcte</text:p>
      <text:p text:style-name="P20"/>
      <text:p text:style-name="P19">Semaine n°3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8:24:14.395898979</meta:creation-date>
    <dc:date>2016-02-02T18:00:11.761107422</dc:date>
    <meta:editing-duration>PT1H10M37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1" meta:paragraph-count="31" meta:word-count="228" meta:character-count="1286" meta:non-whitespace-character-count="1113"/>
  </office:meta>
</office:document-meta>
</file>